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500000165A601D692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62cm" svg:height="5.816cm" svg:x="0.35cm" svg:y="0.248cm">
          <draw:image xlink:href="Pictures/20000002000001F500000165A601D692.eps" xlink:type="simple" xlink:show="embed" xlink:actuate="onLoad">
            <text:p/>
          </draw:image>
        </draw:frame>
        <draw:frame draw:style-name="gr2" draw:text-style-name="P2" xml:id="id1" draw:id="id1" draw:layer="layout" svg:width="1.27cm" svg:height="0.696cm" svg:x="2.159cm" svg:y="2.032cm">
          <draw:text-box>
            <text:p><text:span text:style-name="T1">پہلا بٹ</text:span></text:p>
          </draw:text-box>
        </draw:frame>
        <draw:frame draw:style-name="gr2" draw:text-style-name="P2" xml:id="id3" draw:id="id3" draw:layer="layout" svg:width="1.524cm" svg:height="0.696cm" svg:x="5.842cm" svg:y="2.159cm">
          <draw:text-box>
            <text:p><text:span text:style-name="T1">آخری بٹ</text:span></text:p>
          </draw:text-box>
        </draw:frame>
        <draw:custom-shape draw:style-name="gr3" draw:text-style-name="P1" xml:id="id2" draw:id="id2" draw:layer="layout" svg:width="0.508cm" svg:height="0.762cm" svg:x="1.52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508cm" svg:height="0.762cm" svg:x="7.239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94cm" svg:y1="2.728cm" svg:x2="2.032cm" svg:y2="3.937cm" draw:start-shape="id1" draw:start-glue-point="2" draw:end-shape="id2" draw:end-glue-point="10" svg:d="m2794 2728c0 806-254 1209-762 1209">
          <text:p/>
        </draw:connector>
        <draw:connector draw:style-name="gr4" draw:text-style-name="P1" draw:layer="layout" draw:type="curve" svg:x1="6.604cm" svg:y1="2.855cm" svg:x2="7.239cm" svg:y2="3.937cm" draw:start-shape="id3" draw:start-glue-point="2" draw:end-shape="id4" draw:end-glue-point="6" svg:d="m6604 2855c0 722 211 1082 635 1082">
          <text:p/>
        </draw:connector>
        <draw:line draw:style-name="gr5" draw:text-style-name="P1" draw:layer="layout" svg:x1="1.905cm" svg:y1="4.191cm" svg:x2="4.191cm" svg:y2="5.842cm">
          <text:p/>
        </draw:line>
        <draw:custom-shape draw:style-name="gr3" draw:text-style-name="P1" xml:id="id5" draw:id="id5" draw:layer="layout" svg:width="0.508cm" svg:height="2.159cm" svg:x="4.064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522cm" svg:height="0.679cm" svg:x="4.064cm" svg:y="2.1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5" draw:text-style-name="P1" draw:layer="layout" draw:type="curve" draw:line-skew="-0.19cm" svg:x1="4.318cm" svg:y1="3.937cm" svg:x2="4.826cm" svg:y2="2.921cm" draw:start-shape="id5" draw:start-glue-point="4" draw:end-shape="id6" draw:end-glue-point="2" svg:d="m4318 3937c0-1047 508-539 508-1016">
          <text:p/>
        </draw:connector>
        <draw:custom-shape draw:style-name="gr3" draw:text-style-name="P1" xml:id="id6" draw:id="id6" draw:layer="layout" svg:width="1.524cm" svg:height="0.762cm" svg:x="4.064cm" svg:y="2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9T10:51:36</dc:date>
    <dc:creator>kkk </dc:creator>
    <meta:generator>LibreOffice/3.3$Linux LibreOffice_project/330m19$Build-401</meta:generator>
    <meta:editing-duration>PT37M19S</meta:editing-duration>
    <meta:editing-cycles>5</meta:editing-cycles>
    <meta:document-statistic meta:object-count="12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Q</mi>
              <mn>3</mn>
            </msub>
            <msub>
              <mi>Q</mi>
              <mn>2</mn>
            </msub>
            <msub>
              <mi>Q</mi>
              <mn>1</mn>
            </msub>
            <msub>
              <mi>Q</mi>
              <mn>0</mn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</mrow>
        </mtd>
      </mtr>
    </mtable>
    <annotation encoding="StarMath 5.0">stack{
alignl Q_3 Q_2 Q_1 Q_0 #
alignl 0 phantom{x} 0 phantom{x} 0 phantom{x} 1
}</annotation>
  </semantics>
</math>
</file>